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list-style-name="L1">
      <style:text-properties style:text-underline-style="solid" style:text-underline-width="auto" style:text-underline-color="font-color"/>
    </style:style>
    <style:style style:name="P5" style:family="paragraph" style:parent-style-name="Standard">
      <style:text-properties fo:font-style="normal" style:text-underline-style="none"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415960391" text:style-name="L1">
        <text:list-item>
          <text:p text:style-name="P4">Principaux apport du papier </text:p>
          <text:p text:style-name="P4"/>
        </text:list-item>
      </text:list>
      <text:p text:style-name="Standard">Ce papier décrit <text:span text:style-name="T1">un processus de restructuration</text:span> <text:span text:style-name="T2">automatique d'un corpus hétérogènes</text:span> semi-structuré vers un schéma définit à priori.</text:p>
      <text:p text:style-name="Standard"/>
      <text:p text:style-name="Standard"/>
      <text:list xml:id="list1323189088" text:continue-numbering="true" text:style-name="L1">
        <text:list-item>
          <text:p text:style-name="P4">Fil conducteur et motivation</text:p>
          <text:p text:style-name="P4"/>
        </text:list-item>
      </text:list>
      <text:p text:style-name="P2">L'utilisation de formats semi-structurés permet d'inclure directement la mise en page dans les documents. Ces formats permettent d'enrichir le texte et ainsi d'organiser l'information contenu dans un document en identifiant des éléments et des relations entre eux. </text:p>
      <text:p text:style-name="P2">La mise en page de ces documents reflète ainsi la <text:span text:style-name="T1">structure logique</text:span> d'une page web : l'information est transmisse aussi bien par le contenu du document que par la forme.</text:p>
      <text:p text:style-name="P2">L'exploitation de ce nouveau type d'information à de nombreuses application : faciliter la navigation web ou encore améliorer la recherche d'information.</text:p>
      <text:p text:style-name="P2"/>
      <text:p text:style-name="P2"/>
      <text:list xml:id="list820287559" text:continue-numbering="true" text:style-name="L1">
        <text:list-item>
          <text:p text:style-name="P4">Originalité et limites de l'approche</text:p>
        </text:list-item>
      </text:list>
      <text:p text:style-name="P1"/>
      <text:p text:style-name="P2">Ce travail propose d'extraire l'information contenu dans la mise en page pour en définir une <text:span text:style-name="T1">structure de document</text:span>. L'approche se focalise sur une méthode pour définir la structure d'un document sans que le schéma sémantique soit connu à l'avance. En effet la structure syntaxique des documents peut varier d'un document à l'autre ce qui limite une solution générique.</text:p>
      <text:p text:style-name="P2">Pour cela les auteurs propose <text:span text:style-name="T1">une approche de restructuration</text:span> qui consiste en l'utilisation d'une structure intermédiaire de plus haut niveau. On veut faire correspondre le schéma d'un document d<text:span text:style-name="T4">in </text:span><text:span text:style-name="T5">à un document d</text:span><text:span text:style-name="T4">out </text:span><text:span text:style-name="T5">conforme à ce schéma. Cette transformation s'appuie sur des techniques d'</text:span><text:span text:style-name="T6">apprentissage statistique</text:span><text:span text:style-name="T5">. </text:span></text:p>
      <text:p text:style-name="P3"/>
      <text:p text:style-name="P3"/>
      <text:p text:style-name="P3">On peut souligner que les travaux ne traitent pas de l' interprétation syntaxique des éléments d'un document semi-structuré. En effet la signification est souvent implicite et connu que par l'application qui à généré le document. Cependant, que les nouvelles normes d'accessibilités définit par la W3C permettent une interprétation une sémantique des balises html significative. </text:p>
      <text:p text:style-name="P3"/>
      <text:p text:style-name="P2"/>
      <text:p text:style-name="P2"/>
      <text:p text:style-name="P2"><text:s text:c="2"/></text:p>
      <text:list xml:id="list1616679911" text:continue-numbering="true" text:style-name="L1">
        <text:list-item>
          <text:p text:style-name="P4">Résultat intéressant</text:p>
          <text:p text:style-name="P4"/>
        </text:list-item>
      </text:list>
      <text:p text:style-name="P2">Le modèle de reconstruction à été testé sur 3 corpus différents : </text:p>
      <text:p text:style-name="P2"/>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Moyenne nœuds de contenu</text:p>
          </table:table-cell>
          <table:table-cell table:style-name="Tableau1.A1" office:value-type="string">
            <text:p text:style-name="Table_20_Contents">Moyenne nœuds interne</text:p>
          </table:table-cell>
          <table:table-cell table:style-name="Tableau1.A1" office:value-type="string">
            <text:p text:style-name="Table_20_Contents">Moyenne tags différents</text:p>
          </table:table-cell>
          <table:table-cell table:style-name="Tableau1.E1" office:value-type="string">
            <text:p text:style-name="Table_20_Contents">Taille corpus</text:p>
          </table:table-cell>
        </table:table-row>
        <table:table-row>
          <table:table-cell table:style-name="Tableau1.A2" office:value-type="string">
            <text:p text:style-name="Table_20_Contents">Corpus 1</text:p>
          </table:table-cell>
          <table:table-cell table:style-name="Tableau1.A2" office:value-type="string">
            <text:p text:style-name="Table_20_Contents">500</text:p>
          </table:table-cell>
          <table:table-cell table:style-name="Tableau1.A2" office:value-type="string">
            <text:p text:style-name="Table_20_Contents">200</text:p>
          </table:table-cell>
          <table:table-cell table:style-name="Tableau1.A2" office:value-type="string">
            <text:p text:style-name="Table_20_Contents">139</text:p>
          </table:table-cell>
          <table:table-cell table:style-name="Tableau1.E2" office:value-type="string">
            <text:p text:style-name="Table_20_Contents">12000</text:p>
          </table:table-cell>
        </table:table-row>
        <table:table-row>
          <table:table-cell table:style-name="Tableau1.A2" office:value-type="string">
            <text:p text:style-name="Table_20_Contents">Corpus 2</text:p>
          </table:table-cell>
          <table:table-cell table:style-name="Tableau1.A2" office:value-type="string">
            <text:p text:style-name="Table_20_Contents">100</text:p>
          </table:table-cell>
          <table:table-cell table:style-name="Tableau1.A2" office:value-type="string">
            <text:p text:style-name="Table_20_Contents">35</text:p>
          </table:table-cell>
          <table:table-cell table:style-name="Tableau1.A2" office:value-type="string">
            <text:p text:style-name="Table_20_Contents">-</text:p>
          </table:table-cell>
          <table:table-cell table:style-name="Tableau1.E2" office:value-type="string">
            <text:p text:style-name="Table_20_Contents">10000</text:p>
          </table:table-cell>
        </table:table-row>
        <table:table-row>
          <table:table-cell table:style-name="Tableau1.A2" office:value-type="string">
            <text:p text:style-name="Table_20_Contents">Corpus 3</text:p>
          </table:table-cell>
          <table:table-cell table:style-name="Tableau1.A2" office:value-type="string">
            <text:p text:style-name="Table_20_Contents">4100</text:p>
          </table:table-cell>
          <table:table-cell table:style-name="Tableau1.A2" office:value-type="string">
            <text:p text:style-name="Table_20_Contents">850</text:p>
          </table:table-cell>
          <table:table-cell table:style-name="Tableau1.A2" office:value-type="string">
            <text:p text:style-name="Table_20_Contents">-</text:p>
          </table:table-cell>
          <table:table-cell table:style-name="Tableau1.E2" office:value-type="string">
            <text:p text:style-name="Table_20_Contents">39</text:p>
          </table:table-cell>
        </table:table-row>
      </table:table>
      <text:p text:style-name="P2"/>
      <text:p text:style-name="P2">Il apparaît que les que les nœuds internes sont moins bien reconnu que les feuilles. L'extraction des relations entre les éléments pose encore problèmes.</text:p>
      <text:p text:style-name="P2"/>
      <text:p text:style-name="P2"/>
      <text:p text:style-name="P1"><text:soft-page-break/></text:p>
      <text:list xml:id="list1661024221" text:continue-numbering="true" text:style-name="L1">
        <text:list-item>
          <text:p text:style-name="P4">Intérêt d'avoir lu ce papier</text:p>
        </text:list-item>
      </text:list>
      <text:p text:style-name="P1"/>
      <text:p text:style-name="P2">Ce papier présente un état de l'art des problématiques liée à définir la structure sémantique des données semi-structurés. </text:p>
      <text:p text:style-name="Standard"><text:span text:style-name="T2">Il présente une </text:span><text:span text:style-name="T3">tâche de restructuration</text:span><text:span text:style-name="T2">. Se composant d'une étape d'extraction permettant de construire un représentation abstraite et d'une étape de génération ré-exprimant les informations extraite dans le modèles définit à priori. Cela nous permet de s'affranchir de l</text:span><text:span text:style-name="T3">'hétérogénéité des données</text:span><text:span text:style-name="T2"> présente dans une page web et du </text:span><text:span text:style-name="T3">caractère implicite des relations sémantiques</text:span><text:span text:style-name="T2">. </text:span></text:p>
      <text:p text:style-name="Standard">La projection vers un tel schéma dans le cadre de la personnalisation de contenu nous permet de récupérer des informations sur une structure dans un document qui nous intéress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7T11:41:18</meta:creation-date>
    <meta:generator>LibreOffice/3.5$Linux_x86 LibreOffice_project/350m1$Build-2</meta:generator>
    <dc:date>2014-02-11T10:23:01</dc:date>
    <dc:creator>Asus </dc:creator>
    <meta:editing-duration>PT6H28M11S</meta:editing-duration>
    <meta:editing-cycles>83</meta:editing-cycles>
    <meta:document-statistic meta:table-count="1" meta:image-count="0" meta:object-count="0" meta:page-count="2" meta:paragraph-count="37" meta:word-count="454" meta:character-count="2974" meta:non-whitespace-character-count="2551"/>
  </office:meta>
</office:document-meta>
</file>